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1" svg:font-family="メイリオ" style:font-family-generic="swiss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0.676cm" style:rel-column-width="2604*"/>
    </style:style>
    <style:style style:name="表4.B" style:family="table-column">
      <style:table-column-properties style:column-width="8.163cm" style:rel-column-width="31468*"/>
    </style:style>
    <style:style style:name="表4.C" style:family="table-column">
      <style:table-column-properties style:column-width="8.162cm" style:rel-column-width="31463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weight-asian="bold" style:font-size-complex="13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fo:line-height="100%" fo:text-indent="0cm" style:auto-text-indent="false" fo:background-color="#ffff99" style:writing-mode="lr-tb">
        <style:background-image/>
      </style:paragraph-properties>
      <style:text-properties fo:font-variant="normal" fo:text-transform="none" fo:color="#000000" style:text-line-through-style="none" style:font-name="Verdana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2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8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2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style:font-name="Arial" fo:font-size="13pt" fo:font-style="italic" fo:font-weight="bold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style:font-name="Arial" fo:font-style="italic" fo:font-weight="bold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style:font-name="メイリオ" fo:font-size="13pt"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メイリオ" fo:font-style="italic" fo:font-weight="bold" fo:background-color="#ffcc00" style:font-style-asian="italic" style:font-weight-asian="bold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0年1月25日8:42:51</text:p>
      <text:p text:style-name="P3"><text:tab/></text:p>
      <text:p text:style-name="P3"><text:tab/>うつ病</text:p>
      <text:p text:style-name="P3"><text:tab/>https://ko.wikipedia.org/wiki/주요_우울_장애</text:p>
      <text:p text:style-name="P3"><text:tab/>https://namu.wiki/w/우울장애</text:p>
      <text:p text:style-name="P3"><text:tab/></text:p>
      <text:p text:style-name="P3"><text:tab/>next : https://namu.wiki/w/우울장애#s-1.1</text:p>
      <text:p text:style-name="P3"/>
      <text:p text:style-name="P3">2020年1月25日9:13:59</text:p>
      <text:p text:style-name="P3"><text:tab/></text:p>
      <text:p text:style-name="P3"><text:tab/>https://namu.wiki/w/우울장애#s-1.1</text:p>
      <text:p text:style-name="P3"><text:tab/></text:p>
      <text:p text:style-name="P3"><text:tab/>next : https://namu.wiki/w/우울장애#s-6 증상 및 영향</text:p>
      <text:p text:style-name="P3">2020年3月21日23:25:49</text:p>
      <text:p text:style-name="P3"/>
      <text:p text:style-name="P3"><text:tab/>仙骨</text:p>
      <text:p text:style-name="P3"><text:tab/>https://duckduckgo.com/?ia=web</text:p>
      <text:p text:style-name="P3"><text:tab/>https://josei-bigaku.jp/hadatoraburu8705/</text:p>
      <text:p text:style-name="P3"><text:tab/></text:p>
      <text:p text:style-name="P3"><text:tab/>next</text:p>
      <text:p text:style-name="P3"><text:tab/>ANY</text:p>
      <text:p text:style-name="P3"><text:tab/></text:p>
      <text:p text:style-name="P3"><text:tab/>]23:35:42</text:p>
      <text:p text:style-name="P3"><text:tab/></text:p>
      <text:p text:style-name="P3">------------------------------------------</text:p>
      <text:p text:style-name="P3">2020年3月31日15:11:57</text:p>
      <text:p text:style-name="P3"/>
      <text:p text:style-name="P3"><text:tab/>ベイトソン<text:tab/>20200331_151054</text:p>
      <text:p text:style-name="P3"><text:soft-page-break/><text:tab/></text:p>
      <text:p text:style-name="P3"><text:tab/>]15:34:07</text:p>
      <text:p text:style-name="P3"/>
      <text:p text:style-name="P3">------------------------------------------</text:p>
      <text:p text:style-name="P3">2020年4月2日23:41:39</text:p>
      <text:p text:style-name="P3"/>
      <text:p text:style-name="P3"><text:tab/>インターフェロン</text:p>
      <text:p text:style-name="P3"><text:tab/></text:p>
      <text:p text:style-name="P3"/>
      <text:p text:style-name="P3">------------------------------------------</text:p>
      <text:p text:style-name="P3">2020年4月20日16:09:53</text:p>
      <text:p text:style-name="P3"/>
      <text:p text:style-name="P3"><text:tab/>レジオネラ</text:p>
      <text:p text:style-name="P3"><text:tab/></text:p>
      <text:p text:style-name="P3"><text:tab/>]16:25:59</text:p>
      <text:p text:style-name="P3"/>
      <text:p text:style-name="P3">------------------------------------------</text:p>
      <text:p text:style-name="P3">2020年4月25日18:13:19</text:p>
      <text:p text:style-name="P3"/>
      <text:p text:style-name="P3"><text:tab/>サルモネラ菌</text:p>
      <text:p text:style-name="P3"><text:tab/></text:p>
      <text:p text:style-name="P3"><text:tab/>]18:26:12</text:p>
      <text:p text:style-name="P3"/>
      <text:p text:style-name="P3">------------------------------------------</text:p>
      <text:p text:style-name="P3">2020年4月26日14:37:00</text:p>
      <text:p text:style-name="P3"/>
      <text:p text:style-name="P3"><text:tab/>コレラ</text:p>
      <text:p text:style-name="P3"><text:tab/>神経学 ソフトサイン</text:p>
      <text:p text:style-name="P3"><text:soft-page-break/><text:tab/></text:p>
      <text:p text:style-name="P3"><text:tab/>next</text:p>
      <text:p text:style-name="P3"><text:tab/><text:tab/>ANY</text:p>
      <text:p text:style-name="P3"><text:tab/>]18:04:39</text:p>
      <text:p text:style-name="P3"/>
      <text:p text:style-name="P3">----------------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-----------------</text:p>
      <text:p text:style-name="P3"/>
      <text:p text:style-name="P3"/>
      <text:p text:style-name="P3"/>
      <text:p text:style-name="P3">------------------------------------------ DOCS (Materials)</text:p>
      <text:p text:style-name="P3"/>
      <text:p text:style-name="P3"/>
      <text:p text:style-name="P3">-------------------------------------- TOPICS</text:p>
      <text:p text:style-name="P3">ベイトソン<text:tab/>20200331_151054</text:p>
      <text:p text:style-name="P3">チメロサール<text:tab/>2020年4月21日9:09:55</text:p>
      <text:p text:style-name="P3"><text:tab/>https://ja.wikipedia.org/wiki/チメロサール</text:p>
      <text:p text:style-name="P2"/>
      <text:p text:style-name="P2"/>
      <text:p text:style-name="P7"/>
      <text:p text:style-name="P5"><text:soft-page-break/></text:p>
      <text:p text:style-name="P4"><text:span text:style-name="T1">59#1_X</text:span>--------------------------------------------------------------------</text:p>
      <text:p text:style-name="P8">res free# JVEMV6 59#1_9 / 59. medical / 1. psychiatry-related / 20200509_151221</text:p>
      <text:p text:style-name="P4"/>
      <text:p text:style-name="P4">[do] <text:span text:style-name="T3">#_ </text:span></text:p>
      <text:list xml:id="list7948423556232153700" text:style-name="L1">
        <text:list-item>
          <text:p text:style-name="P29">REVIEW </text:p>
        </text:list-item>
        <text:list-item>
          <text:p text:style-name="P29">TASK-1</text:p>
          <text:list>
            <text:list-item>
              <text:p text:style-name="P29"><text:a xlink:type="simple" xlink:href="https://ja.wikipedia.org/wiki/統合失調症" text:style-name="Internet_20_link" text:visited-style-name="Visited_20_Internet_20_Link">https://ja.wikipedia.org/wiki/統合失調症</text:a><text:tab/>:d-1 (M-1</text:p>
            </text:list-item>
          </text:list>
        </text:list-item>
      </text:list>
      <text:section text:style-name="Sect1" text:name="セクション1">
        <text:list xml:id="list36796474" text:continue-numbering="true" text:style-name="L1">
          <text:list-item>
            <text:list>
              <text:list-item>
                <text:list>
                  <text:list-item>
                    <text:p text:style-name="P29">連合障害<text:tab/>:w</text:p>
                  </text:list-item>
                  <text:list-item>
                    <text:p text:style-name="P29">自生思考<text:tab/>:w</text:p>
                  </text:list-item>
                  <text:list-item>
                    <text:p text:style-name="P29">思考伝播<text:tab/>:wi</text:p>
                  </text:list-item>
                  <text:list-item>
                    <text:p text:style-name="P29">強迫神経障害<text:tab/>:w</text:p>
                  </text:list-item>
                  <text:list-item>
                    <text:p text:style-name="P29"/>
                  </text:list-item>
                </text:list>
              </text:list-item>
            </text:list>
          </text:list-item>
        </text:list>
      </text:section>
      <text:list xml:id="list36813259" text:continue-numbering="true" text:style-name="L1">
        <text:list-item>
          <text:list>
            <text:list-item>
              <text:list>
                <text:list-item>
                  <text:p text:style-name="P29">#2 “思考内容の障害（妄想）”</text:p>
                </text:list-item>
              </text:list>
            </text:list-item>
          </text:list>
        </text:list-item>
      </text:list>
      <text:p text:style-name="P4">[next]</text:p>
      <text:list xml:id="list3599905639320480747" text:style-name="L2">
        <text:list-item>
          <text:p text:style-name="P17">TASK : M-1/#2, or M-2, or ANY</text:p>
        </text:list-item>
      </text:list>
      <text:p text:style-name="P4">[further] </text:p>
      <text:list xml:id="list6315565195249076379" text:style-name="L3">
        <text:list-item>
          <text:p text:style-name="P18"/>
        </text:list-item>
      </text:list>
      <text:p text:style-name="P10"><text:line-break/><text:span text:style-name="T4">[/ XXX] </text:span></text:p>
      <text:p text:style-name="P10"/>
      <text:p text:style-name="P7"/>
      <text:p text:style-name="P5"/>
      <text:p text:style-name="P4"><text:span text:style-name="T1">59#3_X</text:span>--------------------------------------------------------------------</text:p>
      <text:p text:style-name="P8">[1] res free# JVEMV6 59#3_1 / 59. medical / 2. omega-3 / 20200628_161711</text:p>
      <text:p text:style-name="P4"><text:soft-page-break/></text:p>
      <text:p text:style-name="P4">[do] <text:span text:style-name="T3">#_ </text:span></text:p>
      <text:list xml:id="list6906124882273028196" text:style-name="L8">
        <text:list-item>
          <text:p text:style-name="P30">REVIEW </text:p>
        </text:list-item>
        <text:list-item>
          <text:p text:style-name="P30">TASK-1 </text:p>
          <text:list>
            <text:list-item>
              <text:p text:style-name="P30">M-1</text:p>
            </text:list-item>
            <text:list-item>
              <text:p text:style-name="P30">M-4 : ~ “품목에서 추출한 오일을 나타낸다. ”</text:p>
            </text:list-item>
          </text:list>
        </text:list-item>
      </text:list>
      <text:p text:style-name="P4"/>
      <text:p text:style-name="P4">[next]</text:p>
      <text:list xml:id="list3256875004207893412" text:style-name="L4">
        <text:list-item>
          <text:p text:style-name="P19">TASK ==&gt; see memo</text:p>
        </text:list-item>
      </text:list>
      <text:p text:style-name="P4">[further]</text:p>
      <text:list xml:id="list2106303802406478608" text:style-name="L5">
        <text:list-item>
          <text:p text:style-name="P20"/>
        </text:list-item>
      </text:list>
      <text:p text:style-name="P10"><text:line-break/><text:span text:style-name="T4">[/ XXX] 20200628_165143</text:span></text:p>
      <text:p text:style-name="P10"/>
      <text:p text:style-name="P7">@@@</text:p>
      <text:p text:style-name="P4"><text:span text:style-name="T1">59#3_1</text:span>--------------------------------------------------------------------</text:p>
      <text:p text:style-name="P8">[2] res free# JVEMV6 59#3_1 / 59. medical / 2. omega-3 / XXX</text:p>
      <text:p text:style-name="P5"/>
      <text:p text:style-name="P4">[do] <text:span text:style-name="T3">#_ </text:span></text:p>
      <text:list xml:id="list9073680481750717406" text:style-name="L11">
        <text:list-item>
          <text:p text:style-name="P31">REVIEW </text:p>
        </text:list-item>
        <text:list-item>
          <text:p text:style-name="P31">TASK-1</text:p>
        </text:list-item>
      </text:list>
      <text:p text:style-name="P4">[next]</text:p>
      <text:list xml:id="list7587394685610359689" text:style-name="L9">
        <text:list-item>
          <text:p text:style-name="P23">TASK</text:p>
        </text:list-item>
      </text:list>
      <text:p text:style-name="P4">[further]</text:p>
      <text:list xml:id="list6396544703579543754" text:style-name="L10">
        <text:list-item>
          <text:p text:style-name="P24"/>
        </text:list-item>
      </text:list>
      <text:p text:style-name="P10"><text:soft-page-break/><text:line-break/><text:span text:style-name="T4">[/ XXX] </text:span></text:p>
      <text:p text:style-name="P5"/>
      <text:p text:style-name="P5"/>
      <text:p text:style-name="P5"/>
      <text:p text:style-name="P2">----------------------------------------- [TEMPLATE] 20200427_130632</text:p>
      <text:p text:style-name="P4"><text:span text:style-name="T1">59#1_X</text:span>--------------------------------------------------------------------</text:p>
      <text:p text:style-name="P8">res free# JVEMV6 59#1_9 / 59. medical / 1. psychiatry-related / XXX</text:p>
      <text:p text:style-name="P4"/>
      <text:p text:style-name="P4">[do] <text:span text:style-name="T3">#_ </text:span></text:p>
      <text:list xml:id="list36789024" text:continue-list="list36813259" text:style-name="L1">
        <text:list-item>
          <text:p text:style-name="P29">REVIEW </text:p>
        </text:list-item>
        <text:list-item>
          <text:p text:style-name="P29">TASK-1</text:p>
        </text:list-item>
      </text:list>
      <text:p text:style-name="P4">[next]</text:p>
      <text:list xml:id="list7504681105030259180" text:style-name="L6">
        <text:list-item>
          <text:p text:style-name="P21">TASK</text:p>
        </text:list-item>
      </text:list>
      <text:p text:style-name="P4">[further]</text:p>
      <text:list xml:id="list7533354398851765370" text:style-name="L7">
        <text:list-item>
          <text:p text:style-name="P22"/>
        </text:list-item>
      </text:list>
      <text:p text:style-name="P10"><text:line-break/><text:span text:style-name="T4">[/ XXX] </text:span></text:p>
      <text:p text:style-name="P10"/>
      <text:p text:style-name="P6"/>
      <text:p text:style-name="P4">/ <text:span text:style-name="T2">----------------------------------- [TEMPLATE] 20200427_130632 /</text:span></text:p>
      <text:p text:style-name="P2">------------------------------------------ DOCS (Materials)</text:p>
      <text:p text:style-name="P2"/>
      <text:p text:style-name="P2"/>
      <text:p text:style-name="P2"><text:soft-page-break/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/>
      <text:p text:style-name="P2"/>
      <text:p text:style-name="P2">------------------------------------------ SEARCHES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11"/>
          </table:table-cell>
          <table:table-cell table:style-name="表4.A1" office:value-type="string">
            <text:p text:style-name="P11"/>
          </table:table-cell>
          <table:table-cell table:style-name="表4.C1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/>
          </table:table-cell>
          <table:table-cell table:style-name="表4.A2" office:value-type="string">
            <text:p text:style-name="P11"/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/>
          </table:table-cell>
          <table:table-cell table:style-name="表4.A2" office:value-type="string">
            <text:p text:style-name="P11"/>
          </table:table-cell>
          <table:table-cell table:style-name="表4.C2" office:value-type="string">
            <text:p text:style-name="P11"/>
          </table:table-cell>
        </table:table-row>
      </table:table>
      <text:p text:style-name="P2"/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1">1</text:p>
          </table:table-cell>
          <table:table-cell table:style-name="表2.B1" office:value-type="string">
            <text:p text:style-name="P12"><text:a xlink:type="simple" xlink:href="https://ja.wikipedia.org/wiki/統合失調症" text:style-name="Internet_20_link" text:visited-style-name="Visited_20_Internet_20_Link">https://ja.wikipedia.org/wiki/統合失調症</text:a></text:p>
          </table:table-cell>
          <table:table-cell table:style-name="表2.C1" office:value-type="string">
            <text:p text:style-name="P11">20200509_152353</text:p>
          </table:table-cell>
        </table:table-row>
        <table:table-row>
          <table:table-cell table:style-name="表2.A2" office:value-type="float" office:value="2">
            <text:p text:style-name="P11">2</text:p>
          </table:table-cell>
          <table:table-cell table:style-name="表2.B2" office:value-type="string">
            <text:p text:style-name="P11"><text:a xlink:type="simple" xlink:href="https://ja.wikipedia.org/wiki/解離性障害" text:style-name="Internet_20_link" text:visited-style-name="Visited_20_Internet_20_Link">https://ja.wikipedia.org/wiki/解離性障害</text:a> </text:p>
          </table:table-cell>
          <table:table-cell table:style-name="表2.C2" office:value-type="string">
            <text:p text:style-name="P11">20200509_152353</text:p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/>
          </table:table-cell>
          <table:table-cell table:style-name="表2.C2" office:value-type="string">
            <text:p text:style-name="P11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2">C:\WORKS_2\a.bat &amp;&amp; r oj &amp;&amp; git add -A &amp;&amp; g c -m ^"(res : JVE_59#1 : medical_psychiatry-related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3" table:style-name="表3">
        <table:table-column table:style-name="表3.A"/>
        <table:table-row>
          <table:table-cell table:style-name="表3.A1" office:value-type="string">
            <text:p text:style-name="P2">###</text:p>
          </table:table-cell>
        </table:table-row>
        <table:table-row>
          <table:table-cell table:style-name="表3.A2" office:value-type="string">
            <text:p text:style-name="P14">C:\WORKS_2\WS\WS_Others.JVEMV6\JVEMV6\59_medical\end_all.bat <text:span text:style-name="T8">[1] res free# JVEMV6 59#3_1 / 59. medical / 2. omega-3 / 20200628_161711</text:span></text:p>
          </table:table-cell>
        </table:table-row>
        <table:table-row>
          <table:table-cell table:style-name="表3.A3" office:value-type="string">
            <text:p text:style-name="P8"/>
          </table:table-cell>
        </table:table-row>
        <table:table-row>
          <table:table-cell table:style-name="表3.A3" office:value-type="string">
            <text:p text:style-name="P8"/>
          </table:table-cell>
        </table:table-row>
      </table:table>
      <text:p text:style-name="P13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1" svg:font-family="メイリオ" style:font-family-generic="swiss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28T16:58:41.14</dc:date>
    <dc:creator>iwabuchi ken</dc:creator>
    <meta:editing-duration>PT6H13M7S</meta:editing-duration>
    <meta:editing-cycles>56</meta:editing-cycles>
    <meta:generator>OpenOffice/4.1.3$Win32 OpenOffice.org_project/413m1$Build-9783</meta:generator>
    <meta:document-statistic meta:table-count="4" meta:image-count="0" meta:object-count="0" meta:page-count="8" meta:paragraph-count="129" meta:word-count="485" meta:character-count="3073"/>
  </office:meta>
</office:document-meta>
</file>